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4f7" officeooo:paragraph-rsid="001c44f7"/>
    </style:style>
    <style:style style:name="P2" style:family="paragraph" style:parent-style-name="Standard">
      <style:text-properties officeooo:rsid="001c44f7" officeooo:paragraph-rsid="002502cf"/>
    </style:style>
    <style:style style:name="P3" style:family="paragraph" style:parent-style-name="Standard">
      <style:text-properties officeooo:rsid="002502cf" officeooo:paragraph-rsid="002502cf"/>
    </style:style>
    <style:style style:name="T1" style:family="text">
      <style:text-properties officeooo:rsid="002008fa"/>
    </style:style>
    <style:style style:name="T2" style:family="text">
      <style:text-properties officeooo:rsid="0023ca6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alculo</text:span> do filtro <text:span text:style-name="T1">RLC</text:span>:</text:p>
      <text:p text:style-name="P3"/>
      <text:p text:style-name="P3">Valores selecionados:</text:p>
      <text:p text:style-name="P3"/>
      <text:p text:style-name="P2"><draw:frame draw:style-name="fr2" draw:name="Objeto4" text:anchor-type="as-char" svg:y="-0.377cm" svg:width="7.26cm" svg:height="0.483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"/>
      <text:p text:style-name="P3">Valores calculados:</text:p>
      <text:p text:style-name="P3"/>
      <text:p text:style-name="P2"><draw:frame draw:style-name="fr1" draw:name="Objeto8" text:anchor-type="as-char" svg:y="-0.377cm" svg:width="4.08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 text:c="2"/><draw:frame draw:style-name="fr2" draw:name="Objeto3" text:anchor-type="as-char" svg:y="-0.619cm" svg:width="4.283cm" svg:height="0.998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text:s text:c="5"/><draw:frame draw:style-name="fr2" draw:name="Objeto1" text:anchor-type="as-char" svg:y="-0.681cm" svg:width="4.509cm" svg:height="1.058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to2" text:anchor-type="as-char" svg:y="-0.773cm" svg:width="6.983cm" svg:height="1.15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text:tab/> <text:s text:c="2"/><text:tab/> <text:s text:c="9"/><draw:frame draw:style-name="fr2" draw:name="Objeto5" text:anchor-type="as-char" svg:y="-0.773cm" svg:width="6.664cm" svg:height="1.15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"/>
      <text:p text:style-name="P1"><draw:frame draw:style-name="fr2" draw:name="Objeto6" text:anchor-type="as-char" svg:y="-0.524cm" svg:width="4.165cm" svg:height="0.901cm" draw:z-index="3"><draw:object xlink:href="./Object 6" xlink:type="simple" xlink:show="embed" xlink:actuate="onLoad"/><draw:image xlink:href="./ObjectReplacements/Object 6" xlink:type="simple" xlink:show="embed" xlink:actuate="onLoad"/><svg:desc>fórmula</svg:desc></draw:frame><text:tab/><text:tab/><text:tab/><text:tab/> <text:s text:c="9"/><draw:frame draw:style-name="fr2" draw:name="Objeto7" text:anchor-type="as-char" svg:y="-0.524cm" svg:width="4.163cm" svg:height="0.901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03:22:34.805092084</meta:creation-date>
    <dc:date>2021-06-17T11:53:57.209281826</dc:date>
    <meta:editing-duration>PT16M50S</meta:editing-duration>
    <meta:editing-cycles>8</meta:editing-cycles>
    <meta:generator>LibreOffice/7.1.4.2$Linux_X86_64 LibreOffice_project/10$Build-2</meta:generator>
    <meta:document-statistic meta:table-count="0" meta:image-count="0" meta:object-count="8" meta:page-count="1" meta:paragraph-count="7" meta:word-count="8" meta:character-count="98" meta:non-whitespace-character-count="57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frac>
          <mn>1</mn>
          <mi>L</mi>
        </mfrac>
      </mrow>
      <mrow>
        <msup>
          <mrow>
            <mo fence="true" form="prefix" stretchy="false">(</mo>
            <mrow>
              <mfrac>
                <mn>1</mn>
                <msub>
                  <mi>ω</mi>
                  <mi>o</mi>
                </msub>
              </mfrac>
            </mrow>
            <mo fence="true" form="postfix" stretchy="false">)</mo>
          </mrow>
          <mn>2</mn>
        </msup>
        <mo stretchy="false">=</mo>
        <mn>574,383</mn>
      </mrow>
      <mi mathvariant="italic">pF</mi>
    </mrow>
    <annotation encoding="StarMath 5.0">C = {1 over L} { (1 over %omega_o)^2 } = 574,383 pF</annotation>
  </semantics>
</math>
</file>

<file path=Object 2/content.xml><?xml version="1.0" encoding="utf-8"?>
<math xmlns="http://www.w3.org/1998/Math/MathML" display="block">
  <semantics>
    <mrow>
      <mrow>
        <msub>
          <mi>ω</mi>
          <mrow>
            <mi>c</mi>
            <mn>1</mn>
          </mrow>
        </msub>
        <mo stretchy="false">=</mo>
        <mrow>
          <mrow>
            <mo stretchy="false">−</mo>
            <mfrac>
              <mi>R</mi>
              <mrow>
                <mn>2</mn>
                <mi>L</mi>
              </mrow>
            </mfrac>
          </mrow>
          <mo stretchy="false">+</mo>
          <msqrt>
            <mrow>
              <mfrac>
                <mn>1</mn>
                <mrow>
                  <mi>L</mi>
                  <mo stretchy="false">⋅</mo>
                  <mi>C</mi>
                </mrow>
              </mfrac>
              <mo stretchy="false">+</mo>
              <msup>
                <mrow>
                  <mo fence="true" form="prefix" stretchy="false">(</mo>
                  <mrow>
                    <mfrac>
                      <mi>R</mi>
                      <mrow>
                        <mn>2</mn>
                        <mi>L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4348,3</mn>
      </mrow>
      <mfrac>
        <mi mathvariant="italic">rad</mi>
        <mi>s</mi>
      </mfrac>
    </mrow>
    <annotation encoding="StarMath 5.0">%omega_{ c1 } = -{ R over {2L} } + sqrt{  1 over {L cdot C} + ({ R over {2L} })^2 } = 4348,3 rad over s</annotation>
  </semantics>
</math>
</file>

<file path=Object 3/content.xml><?xml version="1.0" encoding="utf-8"?>
<math xmlns="http://www.w3.org/1998/Math/MathML" display="block">
  <semantics>
    <mrow>
      <mrow>
        <msub>
          <mi>ω</mi>
          <mi>o</mi>
        </msub>
        <mo stretchy="false">=</mo>
        <mn>2</mn>
      </mrow>
      <mi>π</mi>
      <mrow>
        <mi>f</mi>
        <mo stretchy="false">=</mo>
        <mn>4398,2</mn>
      </mrow>
      <mi>k</mi>
      <mfrac>
        <mi mathvariant="italic">rad</mi>
        <mi>s</mi>
      </mfrac>
    </mrow>
    <annotation encoding="StarMath 5.0"> %omega_o = 2 %pi f = 4398,2k rad over s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n>700</mn>
      </mrow>
      <mi mathvariant="italic">kHz</mi>
      <mtext>     </mtext>
      <mrow>
        <mi>B</mi>
        <mo stretchy="false">=</mo>
        <mn>16</mn>
      </mrow>
      <mi mathvariant="italic">KHz</mi>
      <mtext>       </mtext>
      <mrow>
        <mi>L</mi>
        <mo stretchy="false">=</mo>
        <mn>90</mn>
      </mrow>
      <mi>μ</mi>
      <mi>H</mi>
    </mrow>
    <annotation encoding="StarMath 5.0"> f = 700 kHz"     "B = 16 KHz"       " L = 90 %mu H</annotation>
  </semantics>
</math>
</file>

<file path=Object 5/content.xml><?xml version="1.0" encoding="utf-8"?>
<math xmlns="http://www.w3.org/1998/Math/MathML" display="block">
  <semantics>
    <mrow>
      <mrow>
        <msub>
          <mi>ω</mi>
          <mrow>
            <mi>c</mi>
            <mn>2</mn>
          </mrow>
        </msub>
        <mo stretchy="false">=</mo>
        <mrow>
          <mfrac>
            <mi>R</mi>
            <mrow>
              <mn>2</mn>
              <mi>L</mi>
            </mrow>
          </mfrac>
          <mo stretchy="false">+</mo>
          <msqrt>
            <mrow>
              <mfrac>
                <mn>1</mn>
                <mrow>
                  <mi>L</mi>
                  <mo stretchy="false">⋅</mo>
                  <mi>C</mi>
                </mrow>
              </mfrac>
              <mo stretchy="false">+</mo>
              <msup>
                <mrow>
                  <mo fence="true" form="prefix" stretchy="false">(</mo>
                  <mrow>
                    <mfrac>
                      <mi>R</mi>
                      <mrow>
                        <mn>2</mn>
                        <mi>L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4448,8</mn>
      </mrow>
      <mfrac>
        <mi mathvariant="italic">rad</mi>
        <mi>s</mi>
      </mfrac>
    </mrow>
    <annotation encoding="StarMath 5.0">%omega_{ c2 } = { R over {2L} } + sqrt{  1 over {L cdot C} + ({ R over {2L} })^2 } = 4448,8 rad over s</annotation>
  </semantics>
</math>
</file>

<file path=Object 6/content.xml><?xml version="1.0" encoding="utf-8"?>
<math xmlns="http://www.w3.org/1998/Math/MathML" display="block">
  <semantics>
    <mrow>
      <mrow>
        <msub>
          <mi>f</mi>
          <mrow>
            <mi>c</mi>
            <mn>1</mn>
          </mrow>
        </msub>
        <mo stretchy="false">=</mo>
        <mfrac>
          <msub>
            <mi>ω</mi>
            <mrow>
              <mi>c</mi>
              <mn>1</mn>
            </mrow>
          </msub>
          <mrow>
            <mn>2</mn>
            <mi>π</mi>
          </mrow>
        </mfrac>
        <mo stretchy="false">=</mo>
        <mn>692,046</mn>
      </mrow>
      <mi mathvariant="italic">kHz</mi>
    </mrow>
    <annotation encoding="StarMath 5.0">f_{ c1 } = %omega_{ c1 } over { 2 %pi } = 692,046 kHz</annotation>
  </semantics>
</math>
</file>

<file path=Object 7/content.xml><?xml version="1.0" encoding="utf-8"?>
<math xmlns="http://www.w3.org/1998/Math/MathML" display="block">
  <semantics>
    <mrow>
      <mrow>
        <msub>
          <mi>f</mi>
          <mrow>
            <mi>c</mi>
            <mn>2</mn>
          </mrow>
        </msub>
        <mo stretchy="false">=</mo>
        <mfrac>
          <msub>
            <mi>ω</mi>
            <mrow>
              <mi>c</mi>
              <mn>2</mn>
            </mrow>
          </msub>
          <mrow>
            <mn>2</mn>
            <mi>π</mi>
          </mrow>
        </mfrac>
        <mo stretchy="false">=</mo>
        <mn>708,046</mn>
      </mrow>
      <mi mathvariant="italic">kHz</mi>
    </mrow>
    <annotation encoding="StarMath 5.0">f_{ c2 } = %omega_{ c2 } over { 2 %pi } = 708,046 kHz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row>
          <mi>B</mi>
          <mo stretchy="false">⋅</mo>
          <mn>2</mn>
        </mrow>
      </mrow>
      <mrow>
        <mrow>
          <mi>π</mi>
          <mo stretchy="false">⋅</mo>
          <mi>L</mi>
        </mrow>
        <mo stretchy="false">=</mo>
        <mn>9,0478</mn>
      </mrow>
      <mi mathvariant="normal">Ω</mi>
    </mrow>
    <annotation encoding="StarMath 5.0">R = B cdot 2 %pi cdot L = 9,0478 %OMEGA  </annotation>
  </semantics>
</math>
</file>